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cm" style:rel-column-width="17733*"/>
    </style:style>
    <style:style style:name="Tableau1.B" style:family="table-column">
      <style:table-column-properties style:column-width="12.4cm" style:rel-column-width="47802*"/>
    </style:style>
    <style:style style:name="Tableau1.A1" style:family="table-cell">
      <style:table-cell-properties fo:padding="0.097cm" fo:border="0.5pt solid #000000"/>
    </style:style>
    <style:style style:name="Tableau1.2" style:family="table-row">
      <style:table-row-properties style:min-row-height="24.181cm"/>
    </style:style>
    <style:style style:name="Tableau1.A2" style:family="table-cell">
      <style:table-cell-properties fo:background-color="#f5f5d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loext:opacity="100%" style:font-name="Arial1" fo:font-size="16pt" fo:language="en" fo:country="US" fo:font-weight="bold" officeooo:rsid="001a859f" officeooo:paragraph-rsid="001a859f" style:font-size-asian="16pt" style:font-weight-asian="bold" style:font-size-complex="16pt" style:font-weight-complex="bold" style:script-type="latin"/>
    </style:style>
    <style:style style:name="P2" style:family="paragraph" style:parent-style-name="Table_20_Contents">
      <style:paragraph-properties fo:text-align="end" style:justify-single-word="false"/>
      <style:text-properties officeooo:paragraph-rsid="0025ef1c"/>
    </style:style>
    <style:style style:name="P3" style:family="paragraph" style:parent-style-name="Table_20_Contents">
      <style:text-properties fo:color="#000000" loext:opacity="100%" style:font-name="Arial1" fo:font-size="16pt" fo:language="en" fo:country="US" style:text-underline-style="solid" style:text-underline-width="auto" style:text-underline-color="font-color" officeooo:rsid="001a859f" officeooo:paragraph-rsid="001a859f" style:font-size-asian="16pt" style:font-size-complex="16pt" style:script-type="latin"/>
    </style:style>
    <style:style style:name="P4" style:family="paragraph" style:parent-style-name="Table_20_Contents">
      <style:text-properties fo:color="#000000" loext:opacity="100%" style:font-name="Arial1" fo:font-size="12pt" fo:language="en" fo:country="US" officeooo:rsid="001aed19" officeooo:paragraph-rsid="00235b45" style:font-size-asian="10.5pt" style:font-size-complex="12pt" style:script-type="latin"/>
    </style:style>
    <style:style style:name="P5" style:family="paragraph" style:parent-style-name="Table_20_Contents">
      <style:text-properties fo:color="#000000" loext:opacity="100%" style:font-name="Arial1" fo:font-size="12pt" fo:language="en" fo:country="US" officeooo:rsid="001cb8e3" officeooo:paragraph-rsid="001cb8e3" style:font-size-asian="10.5pt" style:font-size-complex="12pt" style:script-type="latin"/>
    </style:style>
    <style:style style:name="P6" style:family="paragraph" style:parent-style-name="Table_20_Contents">
      <style:text-properties fo:color="#000000" loext:opacity="100%" style:font-name="Arial1" fo:language="en" fo:country="US" officeooo:rsid="001a859f" officeooo:paragraph-rsid="00235b45" style:script-type="latin"/>
    </style:style>
    <style:style style:name="P7" style:family="paragraph" style:parent-style-name="Table_20_Contents">
      <style:text-properties fo:color="#000000" loext:opacity="100%" style:font-name="Arial1" fo:language="en" fo:country="US" officeooo:rsid="001a859f" officeooo:paragraph-rsid="001a859f" style:script-type="latin"/>
    </style:style>
    <style:style style:name="P8" style:family="paragraph" style:parent-style-name="Table_20_Contents">
      <style:text-properties fo:color="#000000" loext:opacity="100%" style:font-name="Arial1" fo:language="en" fo:country="US" style:text-underline-style="solid" style:text-underline-width="auto" style:text-underline-color="font-color" officeooo:rsid="001a859f" officeooo:paragraph-rsid="001a859f" style:script-type="latin"/>
    </style:style>
    <style:style style:name="P9" style:family="paragraph" style:parent-style-name="Table_20_Contents">
      <style:text-properties fo:font-variant="normal" fo:text-transform="none" fo:color="#000000" loext:opacity="100%" style:font-name="Arial1" fo:font-size="12pt" fo:letter-spacing="normal" fo:language="en" fo:country="US" fo:font-style="normal" style:text-underline-style="none" fo:font-weight="normal" officeooo:rsid="001aed19" officeooo:paragraph-rsid="001a859f" fo:background-color="transparent" style:font-size-asian="12pt" style:font-weight-asian="normal" style:font-size-complex="12pt" style:font-weight-complex="normal" style:script-type="latin"/>
    </style:style>
    <style:style style:name="P10" style:family="paragraph" style:parent-style-name="Table_20_Contents">
      <style:text-properties fo:font-variant="normal" fo:text-transform="none" fo:color="#000000" loext:opacity="100%" style:font-name="Arial1" fo:font-size="12pt" fo:letter-spacing="normal" fo:language="en" fo:country="US" fo:font-style="normal" style:text-underline-style="none" fo:font-weight="normal" officeooo:rsid="001aed19" officeooo:paragraph-rsid="001a859f" fo:background-color="transparent" style:font-size-asian="10.5pt" style:font-weight-asian="normal" style:font-size-complex="12pt" style:font-weight-complex="normal" style:script-type="latin"/>
    </style:style>
    <style:style style:name="P11" style:family="paragraph" style:parent-style-name="Table_20_Contents">
      <style:text-properties fo:color="#000000" loext:opacity="100%" officeooo:paragraph-rsid="001a859f" fo:background-color="transparent"/>
    </style:style>
    <style:style style:name="P12" style:family="paragraph" style:parent-style-name="Table_20_Contents">
      <style:text-properties fo:color="#000000" loext:opacity="100%" style:font-name="Arial1" fo:font-size="12pt" officeooo:paragraph-rsid="001a859f" fo:background-color="transparen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1" fo:language="en" fo:country="US" style:script-type="latin"/>
    </style:style>
    <style:style style:name="P14" style:family="paragraph" style:parent-style-name="Table_20_Contents">
      <style:text-properties fo:color="#000000" loext:opacity="100%" style:font-name="Arial1" fo:font-size="14pt" fo:language="en" fo:country="US" style:text-underline-style="none" officeooo:rsid="0026bf54" officeooo:paragraph-rsid="0026bf54" style:font-size-asian="14pt" style:font-size-complex="14pt" style:script-type="latin"/>
    </style:style>
    <style:style style:name="P15" style:family="paragraph" style:parent-style-name="Table_20_Contents">
      <style:text-properties officeooo:paragraph-rsid="0026de12"/>
    </style:style>
    <style:style style:name="P16" style:family="paragraph" style:parent-style-name="Table_20_Contents">
      <style:text-properties fo:color="#000000" loext:opacity="100%" style:font-name="Arial1" fo:font-size="16pt" fo:language="en" fo:country="US" style:text-underline-style="solid" style:text-underline-width="auto" style:text-underline-color="font-color" officeooo:rsid="0024a580" style:font-size-asian="16pt" style:font-size-complex="16pt" style:script-type="latin"/>
    </style:style>
    <style:style style:name="P17" style:family="paragraph" style:parent-style-name="Preformatted_20_Text">
      <style:paragraph-properties fo:text-align="justify" style:justify-single-word="false"/>
      <style:text-properties style:font-name="Arial1" fo:font-size="14pt" officeooo:paragraph-rsid="0026de12" style:font-size-asian="14pt" style:font-size-complex="14pt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26de12"/>
    </style:style>
    <style:style style:name="P19" style:family="paragraph" style:parent-style-name="Table_20_Contents">
      <style:text-properties fo:color="#000000" loext:opacity="100%" style:font-name="Arial1" fo:language="en" fo:country="US" style:script-type="latin"/>
    </style:style>
    <style:style style:name="P20" style:family="paragraph" style:parent-style-name="Table_20_Contents">
      <style:text-properties fo:color="#000000" loext:opacity="100%" style:font-name="Arial1" fo:font-size="14pt" fo:language="en" fo:country="US" officeooo:rsid="0026bf54" officeooo:paragraph-rsid="0026bf54" style:font-size-asian="14pt" style:font-size-complex="14pt" style:script-type="latin"/>
    </style:style>
    <style:style style:name="P21" style:family="paragraph" style:parent-style-name="Table_20_Contents">
      <style:text-properties fo:color="#000000" loext:opacity="100%" style:font-name="Arial1" fo:language="en" fo:country="US" officeooo:paragraph-rsid="0024a580" style:script-type="latin"/>
    </style:style>
    <style:style style:name="P22" style:family="paragraph" style:parent-style-name="Table_20_Contents">
      <style:text-properties fo:color="#000000" loext:opacity="100%" style:font-name="Arial1" fo:language="en" fo:country="US" officeooo:rsid="001a859f" officeooo:paragraph-rsid="0026bf54" style:script-type="latin"/>
    </style:style>
    <style:style style:name="P23" style:family="paragraph" style:parent-style-name="Standard">
      <style:text-properties style:font-name="Arial1" officeooo:rsid="00235b45" officeooo:paragraph-rsid="0026bf54"/>
    </style:style>
    <style:style style:name="P24" style:family="paragraph" style:parent-style-name="Standard">
      <style:text-properties fo:color="#000000" loext:opacity="100%" style:font-name="Arial1" fo:font-size="12pt" fo:language="en" fo:country="US" style:text-underline-style="none" officeooo:rsid="0024e612" officeooo:paragraph-rsid="0024e612" style:font-size-asian="10.5pt" style:font-size-complex="12pt" style:script-type="latin"/>
    </style:style>
    <style:style style:name="T1" style:family="text">
      <style:text-properties fo:color="#000000" loext:opacity="100%" style:font-name="Arial1" fo:font-size="14pt" fo:language="en" fo:country="US" officeooo:rsid="001aed19" style:font-size-asian="14pt" style:font-size-complex="14pt" style:script-type="latin"/>
    </style:style>
    <style:style style:name="T2" style:family="text">
      <style:text-properties fo:color="#000000" loext:opacity="100%" style:font-name="Arial1" fo:font-size="14pt" fo:language="en" fo:country="US" officeooo:rsid="001a859f" style:font-size-asian="14pt" style:font-size-complex="14pt" style:script-type="latin"/>
    </style:style>
    <style:style style:name="T3" style:family="text">
      <style:text-properties fo:color="#000000" loext:opacity="100%" style:font-name="Arial1" fo:font-size="14pt" fo:language="en" fo:country="US" officeooo:rsid="0025ef1c" style:font-size-asian="14pt" style:font-size-complex="14pt" style:script-type="latin"/>
    </style:style>
    <style:style style:name="T4" style:family="text">
      <style:text-properties fo:color="#000000" loext:opacity="100%" style:font-name="Arial1" fo:font-size="14pt" fo:language="en" fo:country="US" officeooo:rsid="0026de12" style:font-size-asian="14pt" style:font-size-complex="14pt" style:script-type="latin"/>
    </style:style>
    <style:style style:name="T5" style:family="text">
      <style:text-properties fo:color="#000000" loext:opacity="100%" style:font-name="Arial1" fo:font-size="14pt" fo:language="en" fo:country="US" style:font-size-asian="14pt" style:font-size-complex="14pt" style:script-type="latin"/>
    </style:style>
    <style:style style:name="T6" style:family="text">
      <style:text-properties officeooo:rsid="001aed19"/>
    </style:style>
    <style:style style:name="T7" style:family="text">
      <style:text-properties officeooo:rsid="001cb8e3"/>
    </style:style>
    <style:style style:name="T8" style:family="text">
      <style:text-properties officeooo:rsid="00215f61"/>
    </style:style>
    <style:style style:name="T9" style:family="text">
      <style:text-properties fo:font-variant="normal" fo:text-transform="none" fo:font-size="16pt" fo:letter-spacing="normal" fo:font-style="normal" fo:font-weight="normal" officeooo:rsid="001aed19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font-size="16pt" fo:letter-spacing="normal" fo:font-style="normal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font-size="16pt" fo:letter-spacing="normal" fo:font-style="normal" fo:font-weight="normal" officeooo:rsid="00235b45" style:font-size-asian="16pt" style:font-weight-asian="normal" style:font-size-complex="16pt" style:font-weight-complex="normal"/>
    </style:style>
    <style:style style:name="T12" style:family="text">
      <style:text-properties officeooo:rsid="001e2a5b"/>
    </style:style>
    <style:style style:name="T13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1aed19" style:font-size-asian="10.5pt" style:font-weight-asian="normal" style:font-size-complex="12pt" style:font-weight-complex="normal" style:script-type="latin"/>
    </style:style>
    <style:style style:name="T14" style:family="text">
      <style:text-properties fo:font-variant="normal" fo:text-transform="none" style:font-name="Arial1" fo:font-size="12pt" fo:letter-spacing="normal" fo:language="en" fo:country="US" fo:font-style="normal" style:text-underline-style="none" fo:font-weight="normal" officeooo:rsid="001e2a5b" style:font-size-asian="10.5pt" style:font-weight-asian="normal" style:font-size-complex="12pt" style:font-weight-complex="normal" style:script-type="latin"/>
    </style:style>
    <style:style style:name="T15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16" style:family="text">
      <style:text-properties style:font-name="Arial1" fo:font-size="12pt" style:font-size-asian="12pt" style:font-size-complex="12pt"/>
    </style:style>
    <style:style style:name="T17" style:family="text">
      <style:text-properties fo:font-size="16pt" style:text-underline-style="solid" style:text-underline-width="auto" style:text-underline-color="font-color" officeooo:rsid="0026bf54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aed19" style:font-size-asian="16pt" style:font-size-complex="16pt"/>
    </style:style>
    <style:style style:name="T19" style:family="text">
      <style:text-properties fo:font-size="16pt" style:text-underline-style="solid" style:text-underline-width="auto" style:text-underline-color="font-color" officeooo:rsid="0024a580" style:font-size-asian="16pt" style:font-size-complex="16pt"/>
    </style:style>
    <style:style style:name="T20" style:family="text">
      <style:text-properties fo:color="#000000" loext:opacity="100%" style:font-name="Arial1" fo:font-size="12pt" fo:language="en" fo:country="US" style:text-underline-style="none" officeooo:rsid="0026bf54" style:font-size-asian="12pt" style:font-size-complex="12pt" style:script-type="latin"/>
    </style:style>
    <style:style style:name="T21" style:family="text">
      <style:text-properties fo:color="#000000" loext:opacity="100%" style:font-name="Arial1" fo:font-size="12pt" fo:language="en" fo:country="US" style:text-underline-style="none" officeooo:rsid="0026de12" style:font-size-asian="12pt" style:font-size-complex="12pt" style:script-type="latin"/>
    </style:style>
    <style:style style:name="T22" style:family="text">
      <style:text-properties style:font-name="Arial1"/>
    </style:style>
    <style:style style:name="T23" style:family="text">
      <style:text-properties style:font-name="Arial1" fo:font-size="12pt" officeooo:rsid="0026de12" style:font-size-asian="12pt" style:font-size-complex="12pt"/>
    </style:style>
    <style:style style:name="T24" style:family="text">
      <style:text-properties style:font-name="Arial1" fo:font-size="14pt" officeooo:rsid="0026de12" style:font-size-asian="14pt" style:font-size-complex="14pt"/>
    </style:style>
    <style:style style:name="T25" style:family="text">
      <style:text-properties fo:color="#000000" loext:opacity="100%" style:font-name="Arial1" fo:font-size="12pt" fo:letter-spacing="normal" fo:font-style="normal" fo:font-weight="normal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fo:color="#000000" loext:opacity="100%" style:font-name="Arial1" fo:font-size="12pt" fo:letter-spacing="normal" fo:font-style="normal" fo:font-weight="normal" officeooo:rsid="0026de12" fo:background-color="transparent" loext:char-shading-value="0" style:font-size-asian="12pt" style:font-style-asian="normal" style:font-size-complex="12pt" style:font-style-complex="normal"/>
    </style:style>
    <style:style style:name="T2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officeooo:rsid="0026de12"/>
    </style:style>
    <style:style style:name="T29" style:family="text">
      <style:text-properties fo:color="#000000" loext:opacity="100%" style:font-name="Arial1" fo:font-size="12pt" fo:language="en" fo:country="US" officeooo:rsid="0026bf54" style:font-size-asian="10.5pt" style:font-size-complex="12pt" style:script-type="latin"/>
    </style:style>
    <style:style style:name="T30" style:family="text">
      <style:text-properties fo:color="#000000" loext:opacity="100%" style:font-name="Arial1" fo:font-size="12pt" fo:language="en" fo:country="US" officeooo:rsid="0026de12" style:font-size-asian="10.5pt" style:font-size-complex="12pt" style:script-type="latin"/>
    </style:style>
    <style:style style:name="T31" style:family="text">
      <style:text-properties fo:font-variant="normal" fo:text-transform="none" fo:color="#222222" loext:opacity="100%" style:font-name="Arial1" fo:font-size="12pt" fo:letter-spacing="normal" fo:font-style="normal" fo:font-weight="normal" style:font-size-asian="12pt" style:font-size-complex="12pt"/>
    </style:style>
    <style:style style:name="T32" style:family="text">
      <style:text-properties fo:font-size="16pt" style:text-underline-style="solid" style:text-underline-width="auto" style:text-underline-color="font-color" officeooo:rsid="00235b45" style:font-size-asian="16pt" style:font-size-complex="16pt"/>
    </style:style>
    <style:style style:name="T33" style:family="text">
      <style:text-properties officeooo:rsid="0026bf54"/>
    </style:style>
    <style:style style:name="T34" style:family="text">
      <style:text-properties officeooo:rsid="0024a580"/>
    </style:style>
    <style:style style:name="T35" style:family="text">
      <style:text-properties officeooo:rsid="00235b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">MORELLE Geoffrey</text:p>
            <text:p text:style-name="P2"><text:span text:style-name="T1">S</text:span><text:span text:style-name="T2">tudent i</text:span><text:span text:style-name="T3">n </text:span><text:span text:style-name="T4">HND</text:span><text:span text:style-name="T3"> </text:span><text:span text:style-name="T4">Digital system</text:span><text:span text:style-name="T5"> 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">Contact<text:span text:style-name="T6">_______</text:span></text:p>
            <text:p text:style-name="P4"><text:span text:style-name="T7">P</text:span>hone : </text:p>
            <text:p text:style-name="P4"><text:span text:style-name="T7">06 </text:span><text:span text:style-name="T8">95 93 76 29</text:span></text:p>
            <text:p text:style-name="P4"/>
            <text:p text:style-name="P5">E-mail : <text:a xlink:type="simple" xlink:href="mailto:geoffreymorelle2412@gmail.com" text:style-name="Internet_20_link" text:visited-style-name="Visited_20_Internet_20_Link">geoffreymorelle2412@gmail.com</text:a></text:p>
            <text:p text:style-name="P5"/>
            <text:p text:style-name="P6"><text:span text:style-name="T7">A</text:span>ddress : </text:p>
            <text:p text:style-name="P6">13 Rue Albert Lebrun <text:span text:style-name="T7">Villers-Bretonneux 80800</text:span></text:p>
            <text:p text:style-name="P7"/>
            <text:p text:style-name="P8"><text:span text:style-name="T9">I</text:span><text:span text:style-name="T10">nterest</text:span><text:span text:style-name="T11">s</text:span><text:span text:style-name="T9">_______</text:span></text:p>
            <text:p text:style-name="P9">- <text:span text:style-name="T8">R</text:span>eading</text:p>
            <text:p text:style-name="P10">- <text:span text:style-name="T12">P</text:span>rogramming</text:p>
            <text:p text:style-name="P10">- <text:span text:style-name="T12">T</text:span>able tennis</text:p>
            <text:p text:style-name="P11"><text:span text:style-name="T13">- </text:span><text:span text:style-name="T14">T</text:span><text:span text:style-name="T15">rek</text:span><text:span text:style-name="T16"> </text:span></text:p>
            <text:p text:style-name="P12">- <text:span text:style-name="T12">D</text:span>rawing</text:p>
          </table:table-cell>
          <table:table-cell table:style-name="Tableau1.B2" office:value-type="string">
            <text:p text:style-name="P13"><text:span text:style-name="T17">Education</text:span><text:span text:style-name="T18">___________________</text:span><text:span text:style-name="T19">___________</text:span></text:p>
            <text:p text:style-name="P14"/>
            <text:p text:style-name="P14">2022-2025</text:p>
            <text:p text:style-name="P15"><text:span text:style-name="T20">Completed at NVQ1 in safety and security of housing and tertiary infrastructure </text:span><text:span text:style-name="T21">(</text:span><text:span text:style-name="T22">High school</text:span>  <text:span text:style-name="T16">Saint-Riquier </text:span><text:span text:style-name="T23">(</text:span><text:span text:style-name="T16"> Amiens</text:span><text:span text:style-name="T23">)</text:span><text:span text:style-name="T21">).</text:span></text:p>
            <text:p text:style-name="P16"/>
            <text:p text:style-name="P17">2022</text:p>
            <text:p text:style-name="P18"><text:span text:style-name="T23">GCSE</text:span><text:span text:style-name="T24"> </text:span><text:span text:style-name="T23">(</text:span><text:span text:style-name="T25">secondary school </text:span><text:span text:style-name="T25">Jacques Bre</text:span><text:span text:style-name="T26">l (Villers-Bretonneux)</text:span><text:span text:style-name="T23">)</text:span></text:p>
            <text:p text:style-name="P16"/>
            <text:p text:style-name="P19"><text:span text:style-name="T17">Work</text:span><text:span text:style-name="T27"> experience</text:span><text:span text:style-name="T18">_______</text:span><text:span text:style-name="T19">____________</text:span><text:span text:style-name="T17">______</text:span></text:p>
            <text:p text:style-name="P20"/>
            <text:p text:style-name="P20">202<text:span text:style-name="T28">4</text:span></text:p>
            <text:p text:style-name="P15"><text:span text:style-name="T29">Corporate learning of HTML and CSS </text:span><text:span text:style-name="T30">(</text:span><text:span text:style-name="T31">company</text:span> <text:span text:style-name="T16">Comptoir d'Encre ADC2i (Albert)</text:span><text:span text:style-name="T30">).</text:span></text:p>
            <text:p text:style-name="P21"/>
            <text:p text:style-name="P21"/>
            <text:p text:style-name="P22"><text:span text:style-name="T18">S</text:span><text:span text:style-name="T27">kill</text:span><text:span text:style-name="T32">s</text:span><text:span text:style-name="T18">_________</text:span><text:span text:style-name="T17">_________________________</text:span></text:p>
            <text:p text:style-name="P23"/>
            <text:p text:style-name="P23">- Reading HTML <text:span text:style-name="T33">and CSS</text:span> technical documentations </text:p>
            <text:p text:style-name="P22"/>
            <text:p text:style-name="P22">- <text:span text:style-name="T34">Create the web page </text:span><text:span text:style-name="T35">(HTML </text:span><text:span text:style-name="T33">and</text:span><text:span text:style-name="T35"> CSS</text:span><text:span text:style-name="T33">)</text:span></text:p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1:19:37.708782100</meta:creation-date>
    <dc:date>2025-09-22T11:41:25.388692000</dc:date>
    <meta:editing-duration>PT31M54S</meta:editing-duration>
    <meta:editing-cycles>6</meta:editing-cycles>
    <meta:generator>LibreOffice/25.8.1.1$Windows_X86_64 LibreOffice_project/54047653041915e595ad4e45cccea684809c77b5</meta:generator>
    <meta:document-statistic meta:table-count="1" meta:image-count="0" meta:object-count="0" meta:page-count="2" meta:paragraph-count="25" meta:word-count="94" meta:character-count="716" meta:non-whitespace-character-count="641"/>
  </office:meta>
</office:document-meta>
</file>